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style:text-underline-style="none" officeooo:rsid="006e2331" officeooo:paragraph-rsid="006e2331"/>
    </style:style>
    <style:style style:name="P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ed1f0" officeooo:paragraph-rsid="006ed1f0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22a869" officeooo:paragraph-rsid="0022a869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2440a8" officeooo:paragraph-rsid="002440a8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295b63" officeooo:paragraph-rsid="00295b63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2db91e" officeooo:paragraph-rsid="002db91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f6a4e" officeooo:paragraph-rsid="002f6a4e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32e435" officeooo:paragraph-rsid="0032e435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348f01" officeooo:paragraph-rsid="00348f0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364932" officeooo:paragraph-rsid="00364932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39b4a0" officeooo:paragraph-rsid="0039b4a0"/>
    </style:style>
    <style:style style:name="P12" style:family="paragraph" style:parent-style-name="Standard">
      <style:text-properties style:text-underline-style="none" officeooo:rsid="002440a8" officeooo:paragraph-rsid="002440a8"/>
    </style:style>
    <style:style style:name="P13" style:family="paragraph" style:parent-style-name="Standard">
      <style:text-properties style:text-underline-style="none" officeooo:rsid="0024e481" officeooo:paragraph-rsid="0024e481"/>
    </style:style>
    <style:style style:name="P14" style:family="paragraph" style:parent-style-name="Table_20_Contents">
      <style:text-properties fo:language="fr" fo:country="FR" officeooo:rsid="006ed1f0" officeooo:paragraph-rsid="006ed1f0"/>
    </style:style>
    <style:style style:name="P15" style:family="paragraph" style:parent-style-name="Table_20_Contents">
      <style:text-properties fo:language="fr" fo:country="FR" officeooo:rsid="006f5e60" officeooo:paragraph-rsid="006f5e60"/>
    </style:style>
    <style:style style:name="P16" style:family="paragraph" style:parent-style-name="Table_20_Contents">
      <style:text-properties fo:language="fr" fo:country="FR" officeooo:rsid="006f8507" officeooo:paragraph-rsid="006f8507"/>
    </style:style>
    <style:style style:name="P17" style:family="paragraph" style:parent-style-name="Table_20_Contents">
      <style:text-properties fo:language="fr" fo:country="FR" officeooo:rsid="00716a3e" officeooo:paragraph-rsid="00716a3e"/>
    </style:style>
    <style:style style:name="P18" style:family="paragraph" style:parent-style-name="Table_20_Contents">
      <style:text-properties fo:language="fr" fo:country="FR" officeooo:rsid="007002f0" officeooo:paragraph-rsid="007002f0"/>
    </style:style>
    <style:style style:name="P19" style:family="paragraph" style:parent-style-name="Standard">
      <style:text-properties style:text-underline-style="none" officeooo:rsid="002440a8" officeooo:paragraph-rsid="002440a8"/>
    </style:style>
    <style:style style:name="P20" style:family="paragraph" style:parent-style-name="Standard">
      <style:text-properties style:text-underline-style="none" officeooo:rsid="002742bd" officeooo:paragraph-rsid="002742bd"/>
    </style:style>
    <style:style style:name="P21" style:family="paragraph" style:parent-style-name="Standard">
      <style:text-properties style:text-underline-style="none" officeooo:rsid="002a9a9c" officeooo:paragraph-rsid="002a9a9c"/>
    </style:style>
    <style:style style:name="P22" style:family="paragraph" style:parent-style-name="Standard">
      <style:text-properties style:text-underline-style="none" officeooo:rsid="002db91e" officeooo:paragraph-rsid="002db91e"/>
    </style:style>
    <style:style style:name="P23" style:family="paragraph" style:parent-style-name="Standard">
      <style:text-properties style:text-underline-style="none" officeooo:rsid="0032e435" officeooo:paragraph-rsid="0032e435"/>
    </style:style>
    <style:style style:name="P24" style:family="paragraph" style:parent-style-name="Standard">
      <style:text-properties style:text-underline-style="none" officeooo:rsid="00348f01" officeooo:paragraph-rsid="00348f01"/>
    </style:style>
    <style:style style:name="P25" style:family="paragraph" style:parent-style-name="Standard">
      <style:text-properties style:text-underline-style="none" officeooo:rsid="00364932" officeooo:paragraph-rsid="00364932"/>
    </style:style>
    <style:style style:name="P26" style:family="paragraph" style:parent-style-name="Standard">
      <style:text-properties style:text-underline-style="solid" style:text-underline-type="double" style:text-underline-width="auto" style:text-underline-color="font-color" officeooo:rsid="003a727e" officeooo:paragraph-rsid="003a727e"/>
    </style:style>
    <style:style style:name="P27" style:family="paragraph" style:parent-style-name="Standard">
      <style:text-properties style:text-underline-style="solid" style:text-underline-type="double" style:text-underline-width="auto" style:text-underline-color="font-color" officeooo:rsid="003ae733" officeooo:paragraph-rsid="003ae733"/>
    </style:style>
    <style:style style:name="P28" style:family="paragraph" style:parent-style-name="Standard">
      <style:text-properties style:text-underline-style="solid" style:text-underline-type="double" style:text-underline-width="auto" style:text-underline-color="font-color" officeooo:rsid="003ce4ee" officeooo:paragraph-rsid="003ce4ee"/>
    </style:style>
    <style:style style:name="P29" style:family="paragraph" style:parent-style-name="Standard">
      <style:text-properties style:text-underline-style="solid" style:text-underline-type="double" style:text-underline-width="auto" style:text-underline-color="font-color" officeooo:rsid="0040f618" officeooo:paragraph-rsid="0040f618"/>
    </style:style>
    <style:style style:name="P30" style:family="paragraph" style:parent-style-name="Standard">
      <style:text-properties style:text-underline-style="solid" style:text-underline-type="double" style:text-underline-width="auto" style:text-underline-color="font-color" officeooo:rsid="00416816" officeooo:paragraph-rsid="0041681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1360d"/>
    </style:style>
    <style:style style:name="T3" style:family="text">
      <style:text-properties style:text-underline-style="none" officeooo:rsid="0034323a"/>
    </style:style>
    <style:style style:name="T4" style:family="text">
      <style:text-properties style:text-underline-style="none" officeooo:rsid="00382e6b"/>
    </style:style>
    <style:style style:name="T5" style:family="text">
      <style:text-properties style:text-underline-style="none" officeooo:rsid="00348f01"/>
    </style:style>
    <style:style style:name="T6" style:family="text">
      <style:text-properties style:text-underline-style="none" officeooo:rsid="00362634"/>
    </style:style>
    <style:style style:name="T7" style:family="text">
      <style:text-properties style:text-underline-style="none" officeooo:rsid="003ae733"/>
    </style:style>
    <style:style style:name="T8" style:family="text">
      <style:text-properties style:text-underline-style="none" officeooo:rsid="003e6373"/>
    </style:style>
    <style:style style:name="T9" style:family="text">
      <style:text-properties style:text-underline-style="none" officeooo:rsid="00416816"/>
    </style:style>
    <style:style style:name="T10" style:family="text">
      <style:text-properties style:text-underline-style="none" officeooo:rsid="00431521"/>
    </style:style>
    <style:style style:name="T11" style:family="text">
      <style:text-properties officeooo:rsid="0024e4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2 :</text:p>
      <text:p text:style-name="P1"/>
      <text:p text:style-name="P2">Exercice 1 :</text:p>
      <text:p text:style-name="P2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4">aabb</text:p>
          </table:table-cell>
          <table:table-cell table:style-name="Tableau1.A1" office:value-type="string">
            <text:p text:style-name="P14">a³b³ <text:s/></text:p>
          </table:table-cell>
          <table:table-cell table:style-name="Tableau1.A1" office:value-type="string">
            <text:p text:style-name="P14">a³b⁴ </text:p>
          </table:table-cell>
          <table:table-cell table:style-name="Tableau1.A1" office:value-type="string">
            <text:p text:style-name="P14">a²b²ab</text:p>
          </table:table-cell>
          <table:table-cell table:style-name="Tableau1.F1" office:value-type="string">
            <text:p text:style-name="P14">a³ba²b³ </text:p>
          </table:table-cell>
        </table:table-row>
        <table:table-row>
          <table:table-cell table:style-name="Tableau1.A2" office:value-type="string">
            <text:p text:style-name="P15">GD</text:p>
          </table:table-cell>
          <table:table-cell table:style-name="Tableau1.A2" office:value-type="string">
            <text:p text:style-name="P16">S→aSb</text:p>
            <text:p text:style-name="P16">S→aaSbb</text:p>
            <text:p text:style-name="P16">S→£</text:p>
          </table:table-cell>
          <table:table-cell table:style-name="Tableau1.A2" office:value-type="string">
            <text:p text:style-name="P17">Même méthode</text:p>
          </table:table-cell>
          <table:table-cell table:style-name="Tableau1.A2" office:value-type="string">
            <text:p text:style-name="P16">Nope</text:p>
          </table:table-cell>
          <table:table-cell table:style-name="Tableau1.A2" office:value-type="string">
            <text:p text:style-name="P16">Nope</text:p>
          </table:table-cell>
          <table:table-cell table:style-name="Tableau1.F2" office:value-type="string">
            <text:p text:style-name="P16">Nope</text:p>
            <text:p text:style-name="P16"/>
          </table:table-cell>
        </table:table-row>
        <table:table-row>
          <table:table-cell table:style-name="Tableau1.A2" office:value-type="string">
            <text:p text:style-name="P15">GDe1</text:p>
          </table:table-cell>
          <table:table-cell table:style-name="Tableau1.A2" office:value-type="string">
            <text:p text:style-name="P16">Yep mm regle qu’avec dessus</text:p>
          </table:table-cell>
          <table:table-cell table:style-name="Tableau1.A2" office:value-type="string">
            <text:p text:style-name="P17">Même méthode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GDe2</text:p>
          </table:table-cell>
          <table:table-cell table:style-name="Tableau1.A2" office:value-type="string">
            <text:p text:style-name="P18">S → aS1bS2</text:p>
            <text:p text:style-name="P18">S2 → £</text:p>
            <text:p text:style-name="P18">S1 → aS3bS4</text:p>
            <text:p text:style-name="P18">S3 → £</text:p>
            <text:p text:style-name="P18">S4 → £</text:p>
          </table:table-cell>
          <table:table-cell table:style-name="Tableau1.A2" office:value-type="string">
            <text:p text:style-name="P17">Même métho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GL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GL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2"/>
      <text:p text:style-name="P3">Exercice 2:</text:p>
      <text:p text:style-name="P3"/>
      <text:p text:style-name="P12">L(Gv) = { l^n, n e N}</text:p>
      <text:p text:style-name="P12">L(G<text:span text:style-name="T11">u</text:span>) = <text:span text:style-name="T11">{a.b^n, n e N} U {£}</text:span></text:p>
      <text:p text:style-name="P13">L(Gt) = {a.a.b^n, n e N} U {a.b^n, e N}</text:p>
      <text:p text:style-name="P13">L(Gs) = {a.a.a.b^n, n e N} U {a.a.b^n, n e N} U {a.b^n} U {£}</text:p>
      <text:p text:style-name="P3"/>
      <text:p text:style-name="P4">Exercice 3:</text:p>
      <text:p text:style-name="P12"/>
      <text:p text:style-name="P12">L(G3) = {((aa)^n).b ; n e N}</text:p>
      <text:p text:style-name="P12"/>
      <text:p text:style-name="P4">Exercice 4:</text:p>
      <text:p text:style-name="P12"/>
      <text:p text:style-name="P5">Lemne fondamental:</text:p>
      <text:p text:style-name="P20">UV ---*---&gt; m <text:s/>=&gt; il existe m1, m2, U1 ---*---&gt; m1, U2 ---*---&gt; m2 et m = m1.m2</text:p>
      <text:p text:style-name="P20"/>
      <text:p text:style-name="P21">par double inclusion:</text:p>
      <text:p text:style-name="P21"/>
      <text:p text:style-name="P21">1) m e Lg(v1v2) =&gt; v1v2 ---*---&gt;m donc d'après LF il existe m1 e L(u1), il existe m2 e L(u2)</text:p>
      <text:p text:style-name="P21">tel que u1 ------*-----&gt; m1, u2 -----*-----&gt; m2 et m = m1m2 =&gt; m e L(u1)L(u2) par definition concaténation</text:p>
      <text:p text:style-name="P21"/>
      <text:p text:style-name="P21">2) m e Lg(u1).Lg(u2) =&gt; il existe m1 e Lg(u1) =&gt; u1 ----*----&gt; m1,</text:p>
      <text:p text:style-name="P21"><text:tab/><text:tab/><text:tab/><text:tab/> <text:s text:c="6"/>m2 e Lg(u2) =&gt; u2 ----*----&gt; m2 donc m = m1.m2 par def</text:p>
      <text:p text:style-name="P21"/>
      <text:p text:style-name="P21">U1U2 ------*------&gt;U1m2------*------&gt;m1m2=m</text:p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Exercice 7:</text:p>
      <text:p text:style-name="P22"/>
      <text:p text:style-name="P22">3) P(l): S' ----l---&gt; m =&gt; S' ----*----&gt; m S</text:p>
      <text:p text:style-name="P22"/>
      <text:p text:style-name="P7"><text:span text:style-name="T1">Prouvons l'hérédité pour tous l, P(l) =&gt; P(l+1) </text:span><text:span text:style-name="T2">soit </text:span></text:p>
      <text:p text:style-name="P23">soit une chaîne de dérivation de longueur <text:s/>l+1, S ---l+1---&gt; m. Nous allons démontrer S ---*---&gt; mS</text:p>
      <text:p text:style-name="P23"/>
      <text:p text:style-name="P8"><text:span text:style-name="T1">----</text:span><text:span text:style-name="T3">S---&gt;aSbS----l----&gt;m appliquons LF 3 fois</text:span></text:p>
      <text:p text:style-name="P9"><text:span text:style-name="T3">i</text:span><text:span text:style-name="T1">l existe m'1, S---*---&gt;m'1, <text:s text:c="2"/>m=am'1bm'1</text:span></text:p>
      <text:p text:style-name="P24"><text:tab/> m'2, S—-*---&gt;m'2, d'apresè HR S—-*---&gt;</text:p>
      <text:p text:style-name="P24"/>
      <text:p text:style-name="P24">donc il eiste un chine dérivable</text:p>
      <text:p text:style-name="P24"/>
      <text:p text:style-name="P24">S'---&gt;aS'bS'---&gt;am'1bS'----&gt;am'1bm'2S' <text:s/>= (m)</text:p>
      <text:p text:style-name="P24">S'--*--&gt;mS'</text:p>
      <text:p text:style-name="P24"/>
      <text:p text:style-name="P11"><text:span text:style-name="T1">4)</text:span><text:span text:style-name="T5"> </text:span><text:span text:style-name="T6">initialisation l = 0 =&gt; vrai par vacuité</text:span></text:p>
      <text:p text:style-name="P25">l = 1: S--&gt;£ (P(1)), S---*---&gt; S </text:p>
      <text:p text:style-name="P10"><text:span text:style-name="T1">l = 2: P(l) est vrai par </text:span><text:span text:style-name="T4">vacuité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Exercice 15:</text:p>
      <text:p text:style-name="P26"><text:span text:style-name="T1"/></text:p>
      <text:p text:style-name="P26"><text:span text:style-name="T1">Démonstation par récurrence sur la longueur de la chîne de dérivations.</text:span></text:p>
      <text:p text:style-name="P26"><text:span text:style-name="T1">P(l): { pour tout ms e £*, S ---</text:span><text:span text:style-name="T7">(</text:span><text:span text:style-name="T1">&lt;= l</text:span><text:span text:style-name="T7">)</text:span><text:span text:style-name="T1">---&gt; ms =&gt; |ms|a = |ms|b + 2</text:span></text:p>
      <text:p text:style-name="P26"><text:span text:style-name="T1"><text:s text:c="8"/>{ pour tout </text:span><text:span text:style-name="T7">mu e £*, U ---(&lt;=l)---&gt; mu =&gt; |mu|a = |mu|b + 1</text:span></text:p>
      <text:p text:style-name="P26"><text:span text:style-name="T7"/></text:p>
      <text:p text:style-name="P27"><text:span text:style-name="T1">(initialisation) aucun mot possible pour l = 0 et l = 1, donc vrai.</text:span></text:p>
      <text:p text:style-name="P27"><text:span text:style-name="T1">(hérédité) soit P e N, supposons P(l) (H.R)</text:span></text:p>
      <text:p text:style-name="P27"><text:span text:style-name="T1">Soit ms e £* tq S ---(l+1)---&gt; ms comme l+1 &gt;= 2, on a forcément:</text:span></text:p>
      <text:p text:style-name="P27"><text:span text:style-name="T1"/></text:p>
      <text:p text:style-name="P27"><text:span text:style-name="T1">- S -&gt; aU -----l-----&gt; ms, par LF, il existe m's tq U ---(&lt;= l)---&gt; ms, et ms = am's</text:span></text:p>
      <text:p text:style-name="P27"><text:span text:style-name="T1">par H.R, |m's|a = |m's|b + 1 donc |ms|a = |m's|a + 1 = |m's|b +2 = |ms|b + 2</text:span></text:p>
      <text:p text:style-name="P27"><text:span text:style-name="T1"/></text:p>
      <text:p text:style-name="P27"><text:span text:style-name="T1">- S -&gt; bUUU. Par LF, il existe ms1, ms2, ms3 tq U ---(&lt;= l)--&gt; ms1 ; U ---(&lt;= l)--&gt; ms2</text:span></text:p>
      <text:p text:style-name="P28"><text:span text:style-name="T1">et U ---(&lt;= l)--&gt; ms3, et ms = bms1.ms2.ms3, par H.R |ms1|a = |ms1|b+1 (pareil pour ms2 et ms3)</text:span></text:p>
      <text:p text:style-name="P28"><text:span text:style-name="T1">Donc |ms|a = |ms1|a + |ms2|a + |ms3|a = |ms|b + 3 – 1 = |ms|b + 2</text:span></text:p>
      <text:p text:style-name="P28"><text:span text:style-name="T1"/></text:p>
      <text:p text:style-name="P28"><text:span text:style-name="T1"/></text:p>
      <text:p text:style-name="P28"><text:soft-page-break/><text:span text:style-name="T1">Soit mu e £* tq U –(l – 1)--&gt; mu. Comme l+1 &gt;=, on a forcment:</text:span></text:p>
      <text:p text:style-name="P28"><text:span text:style-name="T1">- U -&gt; aT –l--&gt; mu ; par LF, il existe un mot m'u tq. T --(&lt;= l)--&gt; m'u et mu = am'u. Par l'exo 4, on a</text:span></text:p>
      <text:p text:style-name="P28"><text:span text:style-name="T1">|m'u|a = |m'u|b, Donc |mu|a = |m'u|a + 1 = |m'u|b + 1 = |mu|b + 1</text:span></text:p>
      <text:p text:style-name="P28"><text:span text:style-name="T1"/></text:p>
      <text:p text:style-name="P28"><text:span text:style-name="T1">- U -&gt; bS –l--&gt; mu. Par LF, il existe m''u tel que:</text:span></text:p>
      <text:p text:style-name="P28"><text:span text:style-name="T1">S --(&lt;= l)--&gt; m''u et mu = bm''u Par H.R, |m''u|a = |m''u|b + 2 </text:span><text:span text:style-name="T8">= |mu|b – 1 + 2 = |mu|b + 1</text:span></text:p>
      <text:p text:style-name="P20"/>
      <text:p text:style-name="P29">Exercice 18:</text:p>
      <text:p text:style-name="P29"><text:span text:style-name="T1"/></text:p>
      <text:p text:style-name="P29"><text:span text:style-name="T9">1ere façon - </text:span><text:span text:style-name="T1">s'interesser aux mots terminaux</text:span></text:p>
      <text:p text:style-name="P30"><text:span text:style-name="T1">2eme façon – s'interesser au l</text:span><text:span text:style-name="T10">a</text:span><text:span text:style-name="T1">ngage elargie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17S</meta:editing-duration>
    <meta:editing-cycles>29</meta:editing-cycles>
    <meta:generator>LibreOffice/5.1.6.2$Windows_x86 LibreOffice_project/07ac168c60a517dba0f0d7bc7540f5afa45f0909</meta:generator>
    <dc:date>2017-10-26T10:34:03.269000000</dc:date>
    <meta:document-statistic meta:table-count="1" meta:image-count="0" meta:object-count="0" meta:page-count="3" meta:paragraph-count="76" meta:word-count="653" meta:character-count="2690" meta:non-whitespace-character-count="2161"/>
    <meta:user-defined meta:name="Info 1"/>
    <meta:user-defined meta:name="Info 2"/>
    <meta:user-defined meta:name="Info 3"/>
    <meta:user-defined meta:name="Info 4"/>
  </office:meta>
</office:document-meta>
</file>